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saver71 <text:a xlink:href="https://ready64.org/news/view_news.php?id=867" xlink:type="simple">https://ready64.org/news/view_news.php?id=867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X-MEM</text:p>
          </table:table-cell>
          <table:table-cell table:style-name="ce10" office:value-type="string" calcext:value-type="string">
            <text:p>Giuseppe Cameroni e Giaucaria Morella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Sono presenti degli errori alla linea 480</text:p>
          </table:table-cell>
          <table:table-cell table:number-columns-repeated="51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2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5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Testato solo in parte, manca MPS 802</text:p>
          </table:table-cell>
          <table:table-cell table:number-columns-repeated="51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 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ostante sia stato pubblicato nella sezione per C128, è un programma per C64</text:p>
          </table:table-cell>
          <table:table-cell table:number-columns-repeated="51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6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1" number:language="it" number:country="IT">
      <number:day number:style="long"/>
      <number:text>-</number:text>
      <number:month number:textual="true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date-style style:name="N10118" number:language="it" number:country="IT">
      <number:month number:textual="true"/>
      <number:text>-</number:text>
      <number:year/>
    </number:date-style>
    <number:time-style style:name="N10119" number:language="it" number:country="IT">
      <number:hours/>
      <number:text>:</number:text>
      <number:minutes number:style="long"/>
      <number:text> </number:text>
      <number:am-pm/>
    </number:time-style>
    <number:time-style style:name="N10120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it" number:country="IT">
      <number:hours/>
      <number:text>:</number:text>
      <number:minutes number:style="long"/>
    </number:time-style>
    <number:time-style style:name="N10122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23" number:language="it" number:country="IT">
      <number:day number:style="long"/>
      <number:text>-</number:text>
      <number:month number:textual="true"/>
      <number:text>-</number:text>
      <number:year/>
    </number:date-style>
    <number:number-style style:name="N1012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24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24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 style:data-style-name="N2" text:time-value="09:12:03.99784381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7T10:37:51.982199587</dc:date>
    <meta:editing-cycles>243</meta:editing-cycles>
    <meta:editing-duration>P5DT21H57M33S</meta:editing-duration>
    <meta:generator>LibreOffice/7.6.4.1$Linux_X86_64 LibreOffice_project/60$Build-1</meta:generator>
    <meta:document-statistic meta:table-count="1" meta:cell-count="4021" meta:object-count="0"/>
  </office:meta>
</office:document-meta>
</file>